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73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Adj Close</text:p>
          </table:table-cell>
          <table:table-cell office:value-type="string">
            <text:p>daily_ret</text:p>
          </table:table-cell>
          <table:table-cell table:number-columns-repeated="2"/>
          <table:table-cell office:value-type="string">
            <text:p>total return</text:p>
          </table:table-cell>
        </table:table-row>
        <table:table-row table:style-name="ro2">
          <table:table-cell table:style-name="ce1" office:value-type="string">
            <text:p>2011-12-01</text:p>
          </table:table-cell>
          <table:table-cell office:value-type="float" office:value="386.27">
            <text:p>386.27</text:p>
          </table:table-cell>
          <table:table-cell table:style-name="ce2" office:value-type="percentage" office:value="0">
            <text:p>0.00%</text:p>
          </table:table-cell>
          <table:table-cell table:number-columns-repeated="2"/>
          <table:table-cell table:style-name="ce3" table:formula="of:=([.B22]/[.B2])-1" office:value-type="float" office:value="0.044010666114376">
            <text:p>0.0440106661</text:p>
          </table:table-cell>
        </table:table-row>
        <table:table-row table:style-name="ro2">
          <table:table-cell table:style-name="ce1" office:value-type="string">
            <text:p>2011-12-02</text:p>
          </table:table-cell>
          <table:table-cell office:value-type="float" office:value="388.03">
            <text:p>388.03</text:p>
          </table:table-cell>
          <table:table-cell table:style-name="ce2" table:formula="of:=([.B3]/[.B2])-1" office:value-type="percentage" office:value="0.0045563983741943">
            <text:p>0.46%</text:p>
          </table:table-cell>
          <table:table-cell table:number-columns-repeated="2"/>
          <table:table-cell table:style-name="ce3"/>
        </table:table-row>
        <table:table-row table:style-name="ro1">
          <table:table-cell table:style-name="ce1" office:value-type="string">
            <text:p>2011-12-05</text:p>
          </table:table-cell>
          <table:table-cell office:value-type="float" office:value="391.33">
            <text:p>391.33</text:p>
          </table:table-cell>
          <table:table-cell table:style-name="ce2" table:formula="of:=([.B4]/[.B3])-1" office:value-type="percentage" office:value="0.00850449707496836">
            <text:p>0.85%</text:p>
          </table:table-cell>
          <table:table-cell/>
          <table:table-cell office:value-type="string">
            <text:p>Avg daily ret</text:p>
          </table:table-cell>
          <table:table-cell table:style-name="ce4" table:formula="of:=AVERAGE([.C2:.C22])" office:value-type="float" office:value="0.00210982874696163">
            <text:p>0.002109829</text:p>
          </table:table-cell>
        </table:table-row>
        <table:table-row table:style-name="ro1">
          <table:table-cell table:style-name="ce1" office:value-type="string">
            <text:p>2011-12-06</text:p>
          </table:table-cell>
          <table:table-cell office:value-type="float" office:value="389.28">
            <text:p>389.28</text:p>
          </table:table-cell>
          <table:table-cell table:style-name="ce2" table:formula="of:=([.B5]/[.B4])-1" office:value-type="percentage" office:value="-0.00523854547313007">
            <text:p>-0.52%</text:p>
          </table:table-cell>
          <table:table-cell/>
          <table:table-cell office:value-type="string">
            <text:p>STD daily ret</text:p>
          </table:table-cell>
          <table:table-cell table:style-name="ce3" table:formula="of:=STDEV([.C2:.C22])" office:value-type="float" office:value="0.0109639638543662">
            <text:p>0.0109639639</text:p>
          </table:table-cell>
        </table:table-row>
        <table:table-row table:style-name="ro2">
          <table:table-cell table:style-name="ce1" office:value-type="string">
            <text:p>2011-12-07</text:p>
          </table:table-cell>
          <table:table-cell office:value-type="float" office:value="387.43">
            <text:p>387.43</text:p>
          </table:table-cell>
          <table:table-cell table:style-name="ce2" table:formula="of:=([.B6]/[.B5])-1" office:value-type="percentage" office:value="-0.00475236333744344">
            <text:p>-0.48%</text:p>
          </table:table-cell>
          <table:table-cell/>
          <table:table-cell office:value-type="string">
            <text:p>Sharpe ratio</text:p>
          </table:table-cell>
          <table:table-cell table:style-name="ce3" table:formula="of:=SQRT(250) * [.F4]/[.F5]" office:value-type="float" office:value="3.04263330394001">
            <text:p>3.0426333039</text:p>
          </table:table-cell>
        </table:table-row>
        <table:table-row table:style-name="ro2">
          <table:table-cell table:style-name="ce1" office:value-type="string">
            <text:p>2011-12-08</text:p>
          </table:table-cell>
          <table:table-cell office:value-type="float" office:value="388.99">
            <text:p>388.99</text:p>
          </table:table-cell>
          <table:table-cell table:style-name="ce2" table:formula="of:=([.B7]/[.B6])-1" office:value-type="percentage" office:value="0.00402653382546525">
            <text:p>0.40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09</text:p>
          </table:table-cell>
          <table:table-cell office:value-type="float" office:value="391.94">
            <text:p>391.94</text:p>
          </table:table-cell>
          <table:table-cell table:style-name="ce2" table:formula="of:=([.B8]/[.B7])-1" office:value-type="percentage" office:value="0.00758374251266103">
            <text:p>0.76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12</text:p>
          </table:table-cell>
          <table:table-cell office:value-type="float" office:value="390.16">
            <text:p>390.16</text:p>
          </table:table-cell>
          <table:table-cell table:style-name="ce2" table:formula="of:=([.B9]/[.B8])-1" office:value-type="percentage" office:value="-0.00454151145583503">
            <text:p>-0.45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13</text:p>
          </table:table-cell>
          <table:table-cell office:value-type="float" office:value="387.15">
            <text:p>387.15</text:p>
          </table:table-cell>
          <table:table-cell table:style-name="ce2" table:formula="of:=([.B10]/[.B9])-1" office:value-type="percentage" office:value="-0.00771478367849099">
            <text:p>-0.77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14</text:p>
          </table:table-cell>
          <table:table-cell office:value-type="float" office:value="378.56">
            <text:p>378.56</text:p>
          </table:table-cell>
          <table:table-cell table:style-name="ce2" table:formula="of:=([.B11]/[.B10])-1" office:value-type="percentage" office:value="-0.0221877825132377">
            <text:p>-2.22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15</text:p>
          </table:table-cell>
          <table:table-cell office:value-type="float" office:value="377.32">
            <text:p>377.32</text:p>
          </table:table-cell>
          <table:table-cell table:style-name="ce2" table:formula="of:=([.B12]/[.B11])-1" office:value-type="percentage" office:value="-0.00327557058326289">
            <text:p>-0.33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16</text:p>
          </table:table-cell>
          <table:table-cell office:value-type="float" office:value="379.39">
            <text:p>379.39</text:p>
          </table:table-cell>
          <table:table-cell table:style-name="ce2" table:formula="of:=([.B13]/[.B12])-1" office:value-type="percentage" office:value="0.00548605957807702">
            <text:p>0.55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19</text:p>
          </table:table-cell>
          <table:table-cell office:value-type="float" office:value="380.58">
            <text:p>380.58</text:p>
          </table:table-cell>
          <table:table-cell table:style-name="ce2" table:formula="of:=([.B14]/[.B13])-1" office:value-type="percentage" office:value="0.00313661403832466">
            <text:p>0.31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20</text:p>
          </table:table-cell>
          <table:table-cell office:value-type="float" office:value="394.26">
            <text:p>394.26</text:p>
          </table:table-cell>
          <table:table-cell table:style-name="ce2" table:formula="of:=([.B15]/[.B14])-1" office:value-type="percentage" office:value="0.0359451363708025">
            <text:p>3.59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21</text:p>
          </table:table-cell>
          <table:table-cell office:value-type="float" office:value="394.76">
            <text:p>394.76</text:p>
          </table:table-cell>
          <table:table-cell table:style-name="ce2" table:formula="of:=([.B16]/[.B15])-1" office:value-type="percentage" office:value="0.00126819865063665">
            <text:p>0.13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22</text:p>
          </table:table-cell>
          <table:table-cell office:value-type="float" office:value="396.85">
            <text:p>396.85</text:p>
          </table:table-cell>
          <table:table-cell table:style-name="ce2" table:formula="of:=([.B17]/[.B16])-1" office:value-type="percentage" office:value="0.00529435606444428">
            <text:p>0.53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23</text:p>
          </table:table-cell>
          <table:table-cell office:value-type="float" office:value="401.61">
            <text:p>401.61</text:p>
          </table:table-cell>
          <table:table-cell table:style-name="ce2" table:formula="of:=([.B18]/[.B17])-1" office:value-type="percentage" office:value="0.0119944563437067">
            <text:p>1.20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27</text:p>
          </table:table-cell>
          <table:table-cell office:value-type="float" office:value="404.79">
            <text:p>404.79</text:p>
          </table:table-cell>
          <table:table-cell table:style-name="ce2" table:formula="of:=([.B19]/[.B18])-1" office:value-type="percentage" office:value="0.00791812952864723">
            <text:p>0.79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28</text:p>
          </table:table-cell>
          <table:table-cell office:value-type="float" office:value="400.92">
            <text:p>400.92</text:p>
          </table:table-cell>
          <table:table-cell table:style-name="ce2" table:formula="of:=([.B20]/[.B19])-1" office:value-type="percentage" office:value="-0.00956051285851922">
            <text:p>-0.96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29</text:p>
          </table:table-cell>
          <table:table-cell office:value-type="float" office:value="403.39">
            <text:p>403.39</text:p>
          </table:table-cell>
          <table:table-cell table:style-name="ce2" table:formula="of:=([.B21]/[.B20])-1" office:value-type="percentage" office:value="0.00616083009079116">
            <text:p>0.62%</text:p>
          </table:table-cell>
          <table:table-cell table:number-columns-repeated="2"/>
          <table:table-cell table:style-name="ce3"/>
        </table:table-row>
        <table:table-row table:style-name="ro2">
          <table:table-cell table:style-name="ce1" office:value-type="string">
            <text:p>2011-12-30</text:p>
          </table:table-cell>
          <table:table-cell office:value-type="float" office:value="403.27">
            <text:p>403.27</text:p>
          </table:table-cell>
          <table:table-cell table:style-name="ce2" table:formula="of:=([.B22]/[.B21])-1" office:value-type="percentage" office:value="-0.000297478866605583">
            <text:p>-0.03%</text:p>
          </table:table-cell>
          <table:table-cell table:number-columns-repeated="2"/>
          <table:table-cell table:style-name="ce3"/>
        </table:table-row>
        <table:table-row table:style-name="ro2" table:number-rows-repeated="104855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B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20" number:min-integer-digits="1"/>
    </number:number-style>
    <number:number-style style:name="N118">
      <number:number number:decimal-places="8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7T19:52:28</dc:date>
    <meta:generator>LibreOffice/3.6$Linux_X86_64 LibreOffice_project/360m1$Build-2</meta:generator>
    <meta:editing-duration>PT5M4S</meta:editing-duration>
    <meta:editing-cycles>4</meta:editing-cycles>
    <meta:document-statistic meta:table-count="1" meta:cell-count="74" meta:object-count="0"/>
  </office:meta>
</office:document-meta>
</file>